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821cm" table:align="margins"/>
    </style:style>
    <style:style style:name="Table1.A" style:family="table-column">
      <style:table-column-properties style:column-width="2.205cm" style:rel-column-width="16383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2.193cm" svg:y="2.106cm" svg:width="9.125cm" draw:z-index="0"><draw:text-box fo:min-height="11.322cm"><table:table table:name="Table1" table:style-name="Table1"><table:table-column table:style-name="Table1.A" table:number-columns-repeated="4"/><table:table-row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A1" office:value-type="string"><text:p text:style-name="P1"/></table:table-cell><table:table-cell table:style-name="Table1.D1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table:table-row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A2" office:value-type="string"><text:p text:style-name="P1"/></table:table-cell><table:table-cell table:style-name="Table1.D2" office:value-type="string"><text:p text:style-name="P1"/></table:table-cell></table:table-row></table:table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19:31:37.408000000</meta:creation-date>
    <dc:date>2018-12-28T19:32:36.412000000</dc:date>
    <meta:editing-duration>PT1M2S</meta:editing-duration>
    <meta:editing-cycles>1</meta:editing-cycles>
    <meta:document-statistic meta:table-count="1" meta:image-count="0" meta:object-count="0" meta:page-count="1" meta:paragraph-count="0" meta:word-count="0" meta:character-count="0" meta:non-whitespace-character-count="0"/>
    <meta:generator>LibreOfficeDev/6.3.0.0.alpha0$Windows_x86 LibreOffice_project/27fe8a8ebf61ecaad49eeb3b9ff9cc8bd96b556c</meta:generator>
  </office:meta>
</office:document-meta>
</file>